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VOU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Ilum</text:p>
          </table:table-cell>
          <table:table-cell office:value-type="string">
            <text:p>Vdout</text:p>
          </table:table-cell>
          <table:table-cell office:value-type="string">
            <text:p>Cap</text:p>
          </table:table-cell>
          <table:table-cell office:value-type="string">
            <text:p>Va</text:p>
          </table:table-cell>
          <table:table-cell/>
        </table:table-row>
        <table:table-row table:style-name="ro1">
          <table:table-cell office:value-type="float" office:value="0.000000001">
            <text:p>1,00E-009</text:p>
          </table:table-cell>
          <table:table-cell office:value-type="float" office:value="1.9">
            <text:p>1,9</text:p>
          </table:table-cell>
          <table:table-cell office:value-type="float" office:value="3.24">
            <text:p>3,24</text:p>
          </table:table-cell>
          <table:table-cell office:value-type="float" office:value="2.06">
            <text:p>2,06</text:p>
          </table:table-cell>
          <table:table-cell>
            <draw:frame table:end-cell-address="VOUT.N29" table:end-x="0.332cm" table:end-y="0.265cm" draw:z-index="0" draw:style-name="gr1" svg:width="20.351cm" svg:height="12.882cm" svg:x="0.304cm" svg:y="0.45cm">
              <draw:object draw:notify-on-update-of-ranges="VOUT.B3:VOUT.B10 VOUT.A3:VOUT.A10 VOUT.C3:VOUT.C10 VOUT.A3:VOUT.A10 VOUT.D3:VOUT.D10 VOUT.A3:VOUT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0000001">
            <text:p>1,00E-008</text:p>
          </table:table-cell>
          <table:table-cell office:value-type="float" office:value="1.8">
            <text:p>1,8</text:p>
          </table:table-cell>
          <table:table-cell office:value-type="float" office:value="3.03">
            <text:p>3,03</text:p>
          </table:table-cell>
          <table:table-cell office:value-type="float" office:value="1.88">
            <text:p>1,88</text:p>
          </table:table-cell>
          <table:table-cell/>
        </table:table-row>
        <table:table-row table:style-name="ro1">
          <table:table-cell office:value-type="float" office:value="0.00000003">
            <text:p>3,00E-008</text:p>
          </table:table-cell>
          <table:table-cell office:value-type="float" office:value="1.44">
            <text:p>1,44</text:p>
          </table:table-cell>
          <table:table-cell office:value-type="float" office:value="2.57">
            <text:p>2,57</text:p>
          </table:table-cell>
          <table:table-cell office:value-type="float" office:value="1.49">
            <text:p>1,49</text:p>
          </table:table-cell>
          <table:table-cell/>
        </table:table-row>
        <table:table-row table:style-name="ro1">
          <table:table-cell office:value-type="float" office:value="0.0000001">
            <text:p>1,00E-007</text:p>
          </table:table-cell>
          <table:table-cell office:value-type="float" office:value="0.18">
            <text:p>0,18</text:p>
          </table:table-cell>
          <table:table-cell office:value-type="float" office:value="0.89">
            <text:p>0,89</text:p>
          </table:table-cell>
          <table:table-cell office:value-type="float" office:value="0.2">
            <text:p>0,2</text:p>
          </table:table-cell>
          <table:table-cell/>
        </table:table-row>
        <table:table-row table:style-name="ro1">
          <table:table-cell office:value-type="float" office:value="0.00000002">
            <text:p>2,00E-008</text:p>
          </table:table-cell>
          <table:table-cell office:value-type="float" office:value="1.62">
            <text:p>1,62</text:p>
          </table:table-cell>
          <table:table-cell office:value-type="float" office:value="2.8">
            <text:p>2,8</text:p>
          </table:table-cell>
          <table:table-cell office:value-type="float" office:value="1.69">
            <text:p>1,69</text:p>
          </table:table-cell>
          <table:table-cell/>
        </table:table-row>
        <table:table-row table:style-name="ro1">
          <table:table-cell office:value-type="float" office:value="0.00000004">
            <text:p>4,00E-008</text:p>
          </table:table-cell>
          <table:table-cell office:value-type="float" office:value="1.26">
            <text:p>1,26</text:p>
          </table:table-cell>
          <table:table-cell office:value-type="float" office:value="2.34">
            <text:p>2,34</text:p>
          </table:table-cell>
          <table:table-cell office:value-type="float" office:value="1.3">
            <text:p>1,3</text:p>
          </table:table-cell>
          <table:table-cell/>
        </table:table-row>
        <table:table-row table:style-name="ro1">
          <table:table-cell office:value-type="float" office:value="0.00000006">
            <text:p>6,00E-008</text:p>
          </table:table-cell>
          <table:table-cell office:value-type="float" office:value="0.89">
            <text:p>0,89</text:p>
          </table:table-cell>
          <table:table-cell office:value-type="float" office:value="1.89">
            <text:p>1,89</text:p>
          </table:table-cell>
          <table:table-cell office:value-type="float" office:value="0.92">
            <text:p>0,92</text:p>
          </table:table-cell>
          <table:table-cell/>
        </table:table-row>
        <table:table-row table:style-name="ro1">
          <table:table-cell office:value-type="float" office:value="0.00000008">
            <text:p>8,00E-008</text:p>
          </table:table-cell>
          <table:table-cell office:value-type="float" office:value="0.52">
            <text:p>0,52</text:p>
          </table:table-cell>
          <table:table-cell office:value-type="float" office:value="1.43">
            <text:p>1,43</text:p>
          </table:table-cell>
          <table:table-cell office:value-type="float" office:value="0.55">
            <text:p>0,55</text:p>
          </table:table-cell>
          <table:table-cell/>
        </table:table-row>
      </table:table>
      <table:table table:name="Hoja2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TOBTURACIO</text:p>
          </table:table-cell>
          <table:table-cell office:value-type="string">
            <text:p>VOUT</text:p>
          </table:table-cell>
          <table:table-cell/>
        </table:table-row>
        <table:table-row table:style-name="ro1">
          <table:table-cell/>
          <table:table-cell table:formula="oooc:=((ROW()-3)*(500-125)/7 +125)*0.000001" office:value-type="float" office:value="0.000125">
            <text:p>1,25E-004</text:p>
          </table:table-cell>
          <table:table-cell office:value-type="float" office:value="1.63">
            <text:p>1,63</text:p>
          </table:table-cell>
          <table:table-cell>
            <draw:frame table:end-cell-address="Hoja2.M29" table:end-x="1.571cm" table:end-y="0.185cm" draw:z-index="0" draw:style-name="gr1" svg:width="20.351cm" svg:height="12.882cm" svg:x="1.543cm" svg:y="0.37cm">
              <draw:object draw:notify-on-update-of-ranges="Hoja2.C3:Hoja2.C10 Hoja2.B3:Hoja2.B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formula="oooc:=((ROW()-3)*(500-125)/7 +125)*0.000001" office:value-type="float" office:value="0.000178571428571429">
            <text:p>1,79E-004</text:p>
          </table:table-cell>
          <table:table-cell office:value-type="float" office:value="1.47">
            <text:p>1,47</text:p>
          </table:table-cell>
          <table:table-cell/>
        </table:table-row>
        <table:table-row table:style-name="ro1">
          <table:table-cell/>
          <table:table-cell table:formula="oooc:=((ROW()-3)*(500-125)/7 +125)*0.000001" office:value-type="float" office:value="0.000232142857142857">
            <text:p>2,32E-004</text:p>
          </table:table-cell>
          <table:table-cell office:value-type="float" office:value="1.3">
            <text:p>1,3</text:p>
          </table:table-cell>
          <table:table-cell/>
        </table:table-row>
        <table:table-row table:style-name="ro1">
          <table:table-cell/>
          <table:table-cell table:formula="oooc:=((ROW()-3)*(500-125)/7 +125)*0.000001" office:value-type="float" office:value="0.000285714285714286">
            <text:p>2,86E-004</text:p>
          </table:table-cell>
          <table:table-cell office:value-type="float" office:value="1.15">
            <text:p>1,15</text:p>
          </table:table-cell>
          <table:table-cell/>
        </table:table-row>
        <table:table-row table:style-name="ro1">
          <table:table-cell/>
          <table:table-cell table:formula="oooc:=((ROW()-3)*(500-125)/7 +125)*0.000001" office:value-type="float" office:value="0.000339285714285714">
            <text:p>3,39E-00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ooc:=((ROW()-3)*(500-125)/7 +125)*0.000001" office:value-type="float" office:value="0.000392857142857143">
            <text:p>3,93E-004</text:p>
          </table:table-cell>
          <table:table-cell office:value-type="float" office:value="0.84">
            <text:p>0,84</text:p>
          </table:table-cell>
          <table:table-cell/>
        </table:table-row>
        <table:table-row table:style-name="ro1">
          <table:table-cell/>
          <table:table-cell table:formula="oooc:=((ROW()-3)*(500-125)/7 +125)*0.000001" office:value-type="float" office:value="0.000446428571428571">
            <text:p>4,46E-004</text:p>
          </table:table-cell>
          <table:table-cell office:value-type="float" office:value="0.68">
            <text:p>0,68</text:p>
          </table:table-cell>
          <table:table-cell/>
        </table:table-row>
        <table:table-row table:style-name="ro1">
          <table:table-cell/>
          <table:table-cell table:formula="oooc:=((ROW()-3)*(500-125)/7 +125)*0.000001" office:value-type="float" office:value="0.0005">
            <text:p>5,00E-004</text:p>
          </table:table-cell>
          <table:table-cell office:value-type="float" office:value="0.52">
            <text:p>0,52</text:p>
          </table:table-cell>
          <table:table-cell/>
        </table:table-row>
      </table:table>
      <table:table table:name="M3 gordaco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Ilum</text:p>
          </table:table-cell>
          <table:table-cell office:value-type="string">
            <text:p>Vdout</text:p>
          </table:table-cell>
          <table:table-cell table:number-columns-repeated="2"/>
        </table:table-row>
        <table:table-row table:style-name="ro1">
          <table:table-cell office:value-type="float" office:value="0.000000001">
            <text:p>1,00E-009</text:p>
          </table:table-cell>
          <table:table-cell table:style-name="ce1" office:value-type="float" office:value="1.86">
            <text:p>1,86E+000</text:p>
          </table:table-cell>
          <table:table-cell/>
          <table:table-cell>
            <draw:frame table:end-cell-address="'M3 gordaco'.M26" table:end-x="1.019cm" table:end-y="0.292cm" draw:z-index="0" draw:style-name="gr1" svg:width="19.286cm" svg:height="11.46cm" svg:x="2.056cm" svg:y="0.391cm">
              <draw:object draw:notify-on-update-of-ranges="'M3 gordaco'.A3:'M3 gordaco'.A10 'M3 gordaco'.B3:'M3 gordaco'.B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000000002">
            <text:p>2,00E-009</text:p>
          </table:table-cell>
          <table:table-cell office:value-type="float" office:value="1.86">
            <text:p>1,86</text:p>
          </table:table-cell>
          <table:table-cell table:number-columns-repeated="2"/>
        </table:table-row>
        <table:table-row table:style-name="ro1">
          <table:table-cell office:value-type="float" office:value="0.000000005">
            <text:p>5,00E-009</text:p>
          </table:table-cell>
          <table:table-cell office:value-type="float" office:value="1.84">
            <text:p>1,84</text:p>
          </table:table-cell>
          <table:table-cell table:number-columns-repeated="2"/>
        </table:table-row>
        <table:table-row table:style-name="ro1">
          <table:table-cell office:value-type="float" office:value="0.00000001">
            <text:p>1,00E-008</text:p>
          </table:table-cell>
          <table:table-cell office:value-type="float" office:value="1.81">
            <text:p>1,81</text:p>
          </table:table-cell>
          <table:table-cell table:number-columns-repeated="2"/>
        </table:table-row>
        <table:table-row table:style-name="ro1">
          <table:table-cell office:value-type="float" office:value="0.00000002">
            <text:p>2,00E-008</text:p>
          </table:table-cell>
          <table:table-cell office:value-type="float" office:value="1.7">
            <text:p>1,7</text:p>
          </table:table-cell>
          <table:table-cell table:number-columns-repeated="2"/>
        </table:table-row>
        <table:table-row table:style-name="ro1">
          <table:table-cell office:value-type="float" office:value="0.00000005">
            <text:p>5,00E-008</text:p>
          </table:table-cell>
          <table:table-cell office:value-type="float" office:value="1.21">
            <text:p>1,21</text:p>
          </table:table-cell>
          <table:table-cell table:number-columns-repeated="2"/>
        </table:table-row>
        <table:table-row table:style-name="ro1">
          <table:table-cell office:value-type="float" office:value="0.00000008">
            <text:p>8,00E-008</text:p>
          </table:table-cell>
          <table:table-cell office:value-type="float" office:value="0.67">
            <text:p>0,67</text:p>
          </table:table-cell>
          <table:table-cell table:number-columns-repeated="2"/>
        </table:table-row>
        <table:table-row table:style-name="ro1">
          <table:table-cell office:value-type="float" office:value="0.0000001">
            <text:p>1,00E-007</text:p>
          </table:table-cell>
          <table:table-cell office:value-type="float" office:value="0.31">
            <text:p>0,3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6/05/2011</text:date>, <text:time>14:14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 (47756680)</meta:initial-creator>
    <meta:creation-date>2011-05-19T12:30:13</meta:creation-date>
    <dc:creator>david (47756680)</dc:creator>
    <dc:date>2011-05-26T14:14:29</dc:date>
    <meta:editing-cycles>15</meta:editing-cycles>
    <meta:editing-duration>PT1H10M5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6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9" style:family="chart">
      <style:graphic-properties svg:stroke-width="0cm" svg:stroke-color="#ff420e"/>
    </style:style>
    <style:style style:name="ch10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/>
      <style:text-properties fo:font-size="6pt" style:font-size-asian="6pt" style:font-size-complex="6pt"/>
    </style:style>
    <style:style style:name="ch11" style:family="chart">
      <style:graphic-properties svg:stroke-width="0cm"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352cm" svg:height="12.883cm" chart:class="chart:scatter" chart:style-name="ch1">
        <chart:plot-area chart:style-name="ch2" table:cell-range-address="VOUT.A3:VOUT.D10" svg:x="0.407cm" svg:y="0.257cm" svg:width="19.533cm" svg:height="12.364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VOUT.B3:VOUT.B10" chart:class="chart:scatter">
            <chart:domain table:cell-range-address="VOUT.A3:VOUT.A10"/>
            <chart:regression-curve chart:style-name="ch7">
              <chart:equation chart:display-r-square="true" svg:x="2.27cm" svg:y="8.005cm"/>
            </chart:regression-curve>
            <chart:data-point chart:repeated="8"/>
          </chart:series>
          <chart:series chart:style-name="ch8" chart:values-cell-range-address="VOUT.C3:VOUT.C10" chart:class="chart:scatter">
            <chart:regression-curve chart:style-name="ch9">
              <chart:equation svg:x="7.965cm" svg:y="3.217cm"/>
            </chart:regression-curve>
            <chart:data-point chart:repeated="8"/>
          </chart:series>
          <chart:series chart:style-name="ch10" chart:values-cell-range-address="VOUT.D3:VOUT.D10" chart:class="chart:scatter">
            <chart:regression-curve chart:style-name="ch11">
              <chart:equation chart:display-r-square="true" svg:x="2.412cm" svg:y="4.103cm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1.9">
                <text:p>1.9</text:p>
              </table:table-cell>
              <table:table-cell office:value-type="float" office:value="3.24">
                <text:p>3.2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1">
                <text:p>0.00000001</text:p>
              </table:table-cell>
              <table:table-cell office:value-type="float" office:value="1.8">
                <text:p>1.8</text:p>
              </table:table-cell>
              <table:table-cell office:value-type="float" office:value="3.03">
                <text:p>3.03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3">
                <text:p>0.00000003</text:p>
              </table:table-cell>
              <table:table-cell office:value-type="float" office:value="1.44">
                <text:p>1.44</text:p>
              </table:table-cell>
              <table:table-cell office:value-type="float" office:value="2.57">
                <text:p>2.5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1">
                <text:p>0.0000001</text:p>
              </table:table-cell>
              <table:table-cell office:value-type="float" office:value="0.18">
                <text:p>0.18</text:p>
              </table:table-cell>
              <table:table-cell office:value-type="float" office:value="0.89">
                <text:p>0.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2">
                <text:p>0.00000002</text:p>
              </table:table-cell>
              <table:table-cell office:value-type="float" office:value="1.62">
                <text:p>1.62</text:p>
              </table:table-cell>
              <table:table-cell office:value-type="float" office:value="2.8">
                <text:p>2.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4">
                <text:p>0.00000004</text:p>
              </table:table-cell>
              <table:table-cell office:value-type="float" office:value="1.26">
                <text:p>1.26</text:p>
              </table:table-cell>
              <table:table-cell office:value-type="float" office:value="2.34">
                <text:p>2.3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89">
                <text:p>0.89</text:p>
              </table:table-cell>
              <table:table-cell office:value-type="float" office:value="1.89">
                <text:p>1.8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52">
                <text:p>0.52</text:p>
              </table:table-cell>
              <table:table-cell office:value-type="float" office:value="1.43">
                <text:p>1.43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6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352cm" svg:height="12.883cm" chart:class="chart:scatter" chart:style-name="ch1">
        <chart:plot-area chart:style-name="ch2" table:cell-range-address="Hoja2.B3:Hoja2.C10" svg:x="0.407cm" svg:y="0.257cm" svg:width="19.533cm" svg:height="12.364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2.C3:Hoja2.C10" chart:class="chart:scatter">
            <chart:domain table:cell-range-address="Hoja2.B3:Hoja2.B10"/>
            <chart:regression-curve chart:style-name="ch7">
              <chart:equation chart:display-r-square="true" svg:x="2.27cm" svg:y="8.005cm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25">
                <text:p>0.00012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78571428571429">
                <text:p>0.00017857142857142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32142857142857">
                <text:p>0.00023214285714285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85714285714286">
                <text:p>0.00028571428571428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39285714285714">
                <text:p>0.0003392857142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92857142857143">
                <text:p>0.00039285714285714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46428571428571">
                <text:p>0.0004464285714285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">
                <text:p>0.0005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6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9.287cm" svg:height="11.461cm" chart:class="chart:scatter" chart:style-name="ch1">
        <chart:legend chart:legend-position="end" svg:x="16.851cm" svg:y="5.409cm" chart:style-name="ch2"/>
        <chart:plot-area chart:style-name="ch3" table:cell-range-address="'M3 gordaco'.A3:'M3 gordaco'.B10" svg:x="0.385cm" svg:y="0.229cm" svg:width="16.081cm" svg:height="10.77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3 gordaco'.B3:'M3 gordaco'.B10" chart:class="chart:scatter">
            <chart:domain table:cell-range-address="'M3 gordaco'.A3:'M3 gordaco'.A1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1">
                <text:p>0.0000000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2">
                <text:p>0.0000000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">
                <text:p>0.0000001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